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v3_-_23_coil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_in</text:p>
          </table:table-cell>
          <table:table-cell office:value-type="string" table:style-name="ce1">
            <text:p>r_ou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I_dens</text:p>
          </table:table-cell>
          <table:table-cell office:value-type="string" table:style-name="ce1">
            <text:p>n_sheets</text:p>
          </table:table-cell>
          <table:table-cell office:value-type="string" table:style-name="ce1">
            <text:p>pos[i]</text:p>
          </table:table-cell>
          <table:table-cell table:number-columns-repeated="2" table:style-name="ce1"/>
          <table:table-cell office:value-type="string" table:style-name="ce1">
            <text:p>dir[i]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il1</text:p>
          </table:table-cell>
          <table:table-cell office:value-type="float" office:value="0.7" table:style-name="ce1">
            <text:p>0.7</text:p>
          </table:table-cell>
          <table:table-cell office:value-type="float" office:value="1.24" table:style-name="ce1">
            <text:p>1.2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1850000000000001" table:style-name="ce1">
            <text:p>-1.1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2</text:p>
          </table:table-cell>
          <table:table-cell office:value-type="float" office:value="0.7" table:style-name="ce1">
            <text:p>0.7</text:p>
          </table:table-cell>
          <table:table-cell office:value-type="float" office:value="1.24" table:style-name="ce1">
            <text:p>1.2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33500000000000002" table:style-name="ce1">
            <text:p>-0.3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3</text:p>
          </table:table-cell>
          <table:table-cell office:value-type="float" office:value="0.7" table:style-name="ce1">
            <text:p>0.7</text:p>
          </table:table-cell>
          <table:table-cell office:value-type="float" office:value="1.24" table:style-name="ce1">
            <text:p>1.2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1500000000000001" table:style-name="ce1">
            <text:p>0.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4</text:p>
          </table:table-cell>
          <table:table-cell office:value-type="float" office:value="0.7" table:style-name="ce1">
            <text:p>0.7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65" table:style-name="ce1">
            <text:p>1.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5</text:p>
          </table:table-cell>
          <table:table-cell office:value-type="float" office:value="0.7" table:style-name="ce1">
            <text:p>0.7</text:p>
          </table:table-cell>
          <table:table-cell office:value-type="float" office:value="0.95" table:style-name="ce1">
            <text:p>0.95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149999999999999" table:style-name="ce1">
            <text:p>2.2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6</text:p>
          </table:table-cell>
          <table:table-cell office:value-type="float" office:value="0.7" table:style-name="ce1">
            <text:p>0.7</text:p>
          </table:table-cell>
          <table:table-cell office:value-type="float" office:value="0.86599999999999999" table:style-name="ce1">
            <text:p>0.866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.0649999999999999" table:style-name="ce1">
            <text:p>3.0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7</text:p>
          </table:table-cell>
          <table:table-cell office:value-type="float" office:value="0.7" table:style-name="ce1">
            <text:p>0.7</text:p>
          </table:table-cell>
          <table:table-cell office:value-type="float" office:value="0.95" table:style-name="ce1">
            <text:p>0.95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7080000000000002" table:style-name="ce1">
            <text:p>3.7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8</text:p>
          </table:table-cell>
          <table:table-cell office:value-type="float" office:value="0.6" table:style-name="ce1">
            <text:p>0.6</text:p>
          </table:table-cell>
          <table:table-cell office:value-type="float" office:value="0.80800000000000005" table:style-name="ce1">
            <text:p>0.808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6029999999999998" table:style-name="ce1">
            <text:p>4.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9</text:p>
          </table:table-cell>
          <table:table-cell office:value-type="float" office:value="0.6" table:style-name="ce1">
            <text:p>0.6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450000000000001" table:style-name="ce1">
            <text:p>5.2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0</text:p>
          </table:table-cell>
          <table:table-cell office:value-type="float" office:value="0.6" table:style-name="ce1">
            <text:p>0.6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0949999999999998" table:style-name="ce1">
            <text:p>6.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1</text:p>
          </table:table-cell>
          <table:table-cell office:value-type="float" office:value="0.6" table:style-name="ce1">
            <text:p>0.6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450000000000003" table:style-name="ce1">
            <text:p>6.9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2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7949999999999999" table:style-name="ce1">
            <text:p>7.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3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6449999999999996" table:style-name="ce1">
            <text:p>8.6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4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4949999999999992" table:style-name="ce1">
            <text:p>9.4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5</text:p>
          </table:table-cell>
          <table:table-cell office:value-type="float" office:value="0.6" table:style-name="ce1">
            <text:p>0.6</text:p>
          </table:table-cell>
          <table:table-cell office:value-type="float" office:value="0.68400000000000005" table:style-name="ce1">
            <text:p>0.684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.138" table:style-name="ce1">
            <text:p>10.1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6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41499999999999998" table:style-name="ce1">
            <text:p>0.415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032999999999999" table:style-name="ce1">
            <text:p>11.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7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.675000000000001" table:style-name="ce1">
            <text:p>11.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8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525" table:style-name="ce1">
            <text:p>12.5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19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375" table:style-name="ce1">
            <text:p>13.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20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225" table:style-name="ce1">
            <text:p>14.2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21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074999999999999" table:style-name="ce1">
            <text:p>15.0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22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925000000000001" table:style-name="ce1">
            <text:p>15.9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il23</text:p>
          </table:table-cell>
          <table:table-cell office:value-type="float" office:value="0.6" table:style-name="ce1">
            <text:p>0.6</text:p>
          </table:table-cell>
          <table:table-cell office:value-type="float" office:value="0.64200000000000002" table:style-name="ce1">
            <text:p>0.642</text:p>
          </table:table-cell>
          <table:table-cell office:value-type="float" office:value="0.83" table:style-name="ce1">
            <text:p>0.83</text:p>
          </table:table-cell>
          <table:table-cell office:value-type="float" office:value="35418783.560000002" table:style-name="ce1">
            <text:p>35418783.5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774999999999999" table:style-name="ce1">
            <text:p>16.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style:font-name="Arial" style:font-name-asian="Arial" style:font-name-complex="Arial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A2E_Engine</meta:initial-creator>
    <dc:creator>Jerzy Mikolaj Manczak</dc:creator>
    <meta:creation-date>2022-11-03T16:24:45Z</meta:creation-date>
    <dc:date>2025-04-29T14:21:35Z</dc:date>
    <meta:editing-cycles>20</meta:editing-cycles>
    <meta:editing-duration>PT3985S</meta:editing-duration>
    <meta:user-defined meta:name="AppVersion">12.0000</meta:user-defined>
    <meta:user-defined meta:name="Company">Investintech.com Inc.</meta:user-defined>
  </office:meta>
</office:document-meta>
</file>